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 PL New Kai" svg:font-family="AR PL New Kai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family="AR PL New Kai" style:font-family-asian="AR PL New Kai" style:font-family-complex="AR PL New Ka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641cm" style:use-optimal-column-width="false" fo:break-before="auto"/>
    </style:style>
    <style:style style:family="table-column" style:name="co3">
      <style:table-column-properties style:column-width="1.641cm" fo:break-before="auto"/>
    </style:style>
    <style:style style:family="table-row" style:name="ro2">
      <style:table-row-properties style:row-height="1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4">
      <style:table-column-properties style:column-width="1.799cm" fo:break-before="auto"/>
    </style:style>
    <style:style style:family="table-row" style:name="ro3">
      <style:table-row-properties style:row-height="0.5292cm" fo:break-before="auto"/>
    </style:style>
    <style:style style:family="table-column" style:name="co5">
      <style:table-column-properties style:column-width="2.249cm" style:use-optimal-column-width="false" fo:break-before="auto"/>
    </style:style>
    <style:style style:master-page-name="MasterPage3" style:family="table" style:name="ta3">
      <style:table-properties table:display="true"/>
    </style:style>
    <style:style style:family="table-column" style:name="co6">
      <style:table-column-properties style:column-width="1.799cm" fo:break-before="auto"/>
    </style:style>
    <style:style style:family="table-row" style:name="ro4">
      <style:table-row-properties style:row-height="0.5027cm" fo:break-before="auto"/>
    </style:style>
    <style:style style:family="table-column" style:name="co7">
      <style:table-column-properties style:column-width="2.249cm" style:use-optimal-column-width="fals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master-page-name="MasterPage4" style:family="table" style:name="ta4">
      <style:table-properties table:display="true"/>
    </style:style>
    <style:style style:family="table-column" style:name="co8">
      <style:table-column-properties style:column-width="1.799cm" fo:break-before="auto"/>
    </style:style>
    <style:style style:family="table-row" style:name="ro8">
      <style:table-row-properties style:row-height="0.5027cm" fo:break-before="auto"/>
    </style:style>
    <style:style style:family="table-column" style:name="co9">
      <style:table-column-properties style:column-width="2.249cm" style:use-optimal-column-width="fals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master-page-name="MasterPage5" style:family="table" style:name="ta5">
      <style:table-properties table:display="true"/>
    </style:style>
    <style:style style:family="table-column" style:name="co10">
      <style:table-column-properties style:column-width="1.799cm" fo:break-before="auto"/>
    </style:style>
    <style:style style:family="table-row" style:name="ro12">
      <style:table-row-properties style:row-height="0.5027cm" fo:break-before="auto"/>
    </style:style>
    <style:style style:family="table-column" style:name="co11">
      <style:table-column-properties style:column-width="2.249cm" style:use-optimal-column-width="fals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</office:automatic-styles>
  <office:body>
    <office:spreadsheet>
      <table:table table:name="Вольтметр" table:style-name="ta1">
        <table:table-column table:number-columns-repeated="1024" table:style-name="co2" table:default-cell-style-name="ce4"/>
        <table:table-column table:number-columns-repeated="100" table:style-name="co3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ΔP, атм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">
          <table:table-cell table:style-name="ce6" office:value-type="string">
            <text:p>U, мВ</text:p>
          </table:table-cell>
          <table:table-cell table:style-name="ce6" office:value-type="float" office:value="0.0040000000000000001">
            <text:p>0.0040000000000000001</text:p>
          </table:table-cell>
          <table:table-cell table:number-columns-repeated="1024"/>
        </table:table-row>
        <table:table-row table:number-rows-repeated="62" table:style-name="ro1">
          <table:table-cell table:number-columns-repeated="1024"/>
        </table:table-row>
      </table:table>
      <table:table table:name="Серия 1" table:style-name="ta2">
        <table:table-column table:style-name="co5" table:default-cell-style-name="Default"/>
        <table:table-column table:number-columns-repeated="1023" table:style-name="co4" table:default-cell-style-name="Default"/>
        <table:table-row table:style-name="ro3">
          <table:table-cell office:value-type="string">
            <text:p>ΔP, атм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3">
          <table:table-cell office:value-type="string">
            <text:p>U, мВ</text:p>
          </table:table-cell>
          <table:table-cell office:value-type="float" office:value="-0.14999999999999999">
            <text:p>-0.14999999999999999</text:p>
          </table:table-cell>
          <table:table-cell office:value-type="float" office:value="-0.128">
            <text:p>-0.128</text:p>
          </table:table-cell>
          <table:table-cell office:value-type="float" office:value="-0.107">
            <text:p>-0.107</text:p>
          </table:table-cell>
          <table:table-cell office:value-type="float" office:value="-0.086999999999999994">
            <text:p>-0.086999999999999994</text:p>
          </table:table-cell>
          <table:table-cell office:value-type="float" office:value="-0.059999999999999998">
            <text:p>-0.059999999999999998</text:p>
          </table:table-cell>
          <table:table-cell table:number-columns-repeated="1024"/>
        </table:table-row>
        <table:table-row table:style-name="ro3">
          <table:table-cell office:value-type="string">
            <text:p>T, C</text:p>
          </table:table-cell>
          <table:table-cell office:value-type="float" office:value="20.199999999999999">
            <text:p>20.199999999999999</text:p>
          </table:table-cell>
          <table:table-cell office:value-type="float" office:value="20.23">
            <text:p>20.23</text:p>
          </table:table-cell>
          <table:table-cell office:value-type="float" office:value="20.239999999999998">
            <text:p>20.239999999999998</text:p>
          </table:table-cell>
          <table:table-cell office:value-type="float" office:value="20.260000000000002">
            <text:p>20.260000000000002</text:p>
          </table:table-cell>
          <table:table-cell office:value-type="float" office:value="20.329999999999998">
            <text:p>20.329999999999998</text:p>
          </table:table-cell>
          <table:table-cell table:number-columns-repeated="1024"/>
        </table:table-row>
        <table:table-row table:number-rows-repeated="61" table:style-name="ro3">
          <table:table-cell table:number-columns-repeated="1024"/>
        </table:table-row>
      </table:table>
      <table:table table:name="Серия 2" table:style-name="ta3">
        <table:table-column table:style-name="co7" table:default-cell-style-name="Default"/>
        <table:table-column table:number-columns-repeated="1023" table:style-name="co6" table:default-cell-style-name="Default"/>
        <table:table-row table:style-name="ro5">
          <table:table-cell office:value-type="string">
            <text:p>ΔP, атм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6">
          <table:table-cell office:value-type="string">
            <text:p>U, мВ</text:p>
          </table:table-cell>
          <table:table-cell office:value-type="float" office:value="-0.14699999999999999">
            <text:p>-0.14699999999999999</text:p>
          </table:table-cell>
          <table:table-cell office:value-type="float" office:value="-0.121">
            <text:p>-0.121</text:p>
          </table:table-cell>
          <table:table-cell office:value-type="float" office:value="-0.099000000000000005">
            <text:p>-0.099000000000000005</text:p>
          </table:table-cell>
          <table:table-cell office:value-type="float" office:value="-0.079000000000000001">
            <text:p>-0.079000000000000001</text:p>
          </table:table-cell>
          <table:table-cell office:value-type="float" office:value="-0.056000000000000001">
            <text:p>-0.056000000000000001</text:p>
          </table:table-cell>
          <table:table-cell table:number-columns-repeated="1024"/>
        </table:table-row>
        <table:table-row table:style-name="ro7">
          <table:table-cell office:value-type="string">
            <text:p>T, C</text:p>
          </table:table-cell>
          <table:table-cell office:value-type="float" office:value="30.059999999999999">
            <text:p>30.059999999999999</text:p>
          </table:table-cell>
          <table:table-cell office:value-type="float" office:value="30.09">
            <text:p>30.09</text:p>
          </table:table-cell>
          <table:table-cell office:value-type="float" office:value="30.079999999999998">
            <text:p>30.079999999999998</text:p>
          </table:table-cell>
          <table:table-cell office:value-type="float" office:value="30.079999999999998">
            <text:p>30.079999999999998</text:p>
          </table:table-cell>
          <table:table-cell office:value-type="float" office:value="30.059999999999999">
            <text:p>30.059999999999999</text:p>
          </table:table-cell>
          <table:table-cell table:number-columns-repeated="1024"/>
        </table:table-row>
        <table:table-row table:number-rows-repeated="61" table:style-name="ro4">
          <table:table-cell table:number-columns-repeated="1024"/>
        </table:table-row>
      </table:table>
      <table:table table:name="Серия 3" table:style-name="ta4">
        <table:table-column table:style-name="co9" table:default-cell-style-name="Default"/>
        <table:table-column table:number-columns-repeated="1023" table:style-name="co8" table:default-cell-style-name="Default"/>
        <table:table-row table:style-name="ro9">
          <table:table-cell office:value-type="string">
            <text:p>ΔP, атм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10">
          <table:table-cell office:value-type="string">
            <text:p>U, мВ</text:p>
          </table:table-cell>
          <table:table-cell office:value-type="float" office:value="-0.13">
            <text:p>-0.13</text:p>
          </table:table-cell>
          <table:table-cell office:value-type="float" office:value="-0.111">
            <text:p>-0.111</text:p>
          </table:table-cell>
          <table:table-cell office:value-type="float" office:value="-0.094">
            <text:p>-0.094</text:p>
          </table:table-cell>
          <table:table-cell office:value-type="float" office:value="-0.080000000000000002">
            <text:p>-0.080000000000000002</text:p>
          </table:table-cell>
          <table:table-cell office:value-type="float" office:value="-0.069000000000000006">
            <text:p>-0.069000000000000006</text:p>
          </table:table-cell>
          <table:table-cell table:number-columns-repeated="1024"/>
        </table:table-row>
        <table:table-row table:style-name="ro11">
          <table:table-cell office:value-type="string">
            <text:p>T, C</text:p>
          </table:table-cell>
          <table:table-cell office:value-type="float" office:value="40.07">
            <text:p>40.07</text:p>
          </table:table-cell>
          <table:table-cell office:value-type="float" office:value="40.07">
            <text:p>40.07</text:p>
          </table:table-cell>
          <table:table-cell office:value-type="float" office:value="40.079999999999998">
            <text:p>40.079999999999998</text:p>
          </table:table-cell>
          <table:table-cell office:value-type="float" office:value="40.07">
            <text:p>40.07</text:p>
          </table:table-cell>
          <table:table-cell office:value-type="float" office:value="40">
            <text:p>40</text:p>
          </table:table-cell>
          <table:table-cell table:number-columns-repeated="1024"/>
        </table:table-row>
        <table:table-row table:number-rows-repeated="61" table:style-name="ro8">
          <table:table-cell table:number-columns-repeated="1024"/>
        </table:table-row>
      </table:table>
      <table:table table:name="Серия 4" table:style-name="ta5">
        <table:table-column table:style-name="co11" table:default-cell-style-name="Default"/>
        <table:table-column table:number-columns-repeated="1023" table:style-name="co10" table:default-cell-style-name="Default"/>
        <table:table-row table:style-name="ro13">
          <table:table-cell office:value-type="string">
            <text:p>ΔP, атм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14">
          <table:table-cell office:value-type="string">
            <text:p>U, мВ</text:p>
          </table:table-cell>
          <table:table-cell office:value-type="float" office:value="-0.13100000000000001">
            <text:p>-0.13100000000000001</text:p>
          </table:table-cell>
          <table:table-cell office:value-type="float" office:value="-0.109">
            <text:p>-0.109</text:p>
          </table:table-cell>
          <table:table-cell office:value-type="float" office:value="-0.089999999999999997">
            <text:p>-0.089999999999999997</text:p>
          </table:table-cell>
          <table:table-cell office:value-type="float" office:value="-0.071999999999999995">
            <text:p>-0.071999999999999995</text:p>
          </table:table-cell>
          <table:table-cell office:value-type="float" office:value="-0.050999999999999997">
            <text:p>-0.050999999999999997</text:p>
          </table:table-cell>
          <table:table-cell table:number-columns-repeated="1024"/>
        </table:table-row>
        <table:table-row table:style-name="ro15">
          <table:table-cell office:value-type="string">
            <text:p>T, C</text:p>
          </table:table-cell>
          <table:table-cell office:value-type="float" office:value="50.100000000000001">
            <text:p>50.100000000000001</text:p>
          </table:table-cell>
          <table:table-cell office:value-type="float" office:value="50.060000000000002">
            <text:p>50.060000000000002</text:p>
          </table:table-cell>
          <table:table-cell office:value-type="float" office:value="50.049999999999997">
            <text:p>50.049999999999997</text:p>
          </table:table-cell>
          <table:table-cell office:value-type="float" office:value="50.049999999999997">
            <text:p>50.049999999999997</text:p>
          </table:table-cell>
          <table:table-cell office:value-type="float" office:value="50.049999999999997">
            <text:p>50.049999999999997</text:p>
          </table:table-cell>
          <table:table-cell table:number-columns-repeated="1024"/>
        </table:table-row>
        <table:table-row table:number-rows-repeated="61"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 PL New Kai" svg:font-family="AR PL New Kai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2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3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4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5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0.127</meta:generator>
    <meta:initial-creator/>
    <meta:creation-date/>
    <meta:editing-cycles/>
    <meta:editing-duration/>
    <dc:date/>
    <dc:creator/>
    <meta:document-statistic/>
  </office:meta>
</office:document-meta>
</file>